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Att skriva robust kod</text:p>
            <text:p text:style-name="P1"/>
            <text:p text:style-name="P1">Mikael Kalms, EA DIC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m mig själv</text:p>
          </draw:text-box>
        </draw:frame>
        <draw:frame presentation:style-name="pr4" draw:layer="layout" svg:width="25.199cm" svg:height="13.859cm" svg:x="1.4cm" svg:y="4.914cm" presentation:class="subtitle">
          <draw:text-box>
            <text:p>32 år gammal</text:p>
            <text:p/>
            <text:p>Programmerat sedan 1990:</text:p>
            <text:p>68k/x86/sh4/vu asm</text:p>
            <text:p>C/C++</text:p>
            <text:p>Och en aning python &amp; java</text:p>
            <text:p/>
            <text:p>Senaste releaser: Battlefield Bad Company 2 PC, Medal Of Honor 2010 (multiplayer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Innehåll</text:p>
          </draw:text-box>
        </draw:frame>
        <draw:frame presentation:style-name="pr4" draw:layer="layout" svg:width="25.199cm" svg:height="13.859cm" svg:x="1.4cm" svg:y="4.914cm" presentation:class="subtitle">
          <draw:text-box>
            <text:p>1. Teori</text:p>
            <text:p/>
            <text:p>2. Teori + praktik</text:p>
            <text:p/>
            <text:p>3. Oklart just nu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subtitle">
          <draw:text-box>
            <text:p>1. Torrsim, även känt som ”teori”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kriver du ny kod? Tänk på...</text:p>
          </draw:text-box>
        </draw:frame>
        <draw:frame presentation:style-name="pr2" draw:layer="layout" svg:width="25.199cm" svg:height="15.193cm" svg:x="1.4cm" svg:y="4.247cm" presentation:class="subtitle" presentation:user-transformed="true">
          <draw:text-box>
            <text:p text:style-name="P2">Livslängd – är det testkod... eller kommer den att leva länge?</text:p>
            <text:p/>
            <text:p text:style-name="P2">Omfattning – är du den enda användaren av koden?</text:p>
            <text:p/>
            <text:p text:style-name="P2">Isolation - är det intern kod... eller är det ett API?</text:p>
            <text:p/>
            <text:p text:style-name="P2">Risk (sannolikhet x effekt)<text:line-break/>- hur stor är risken att koden krånglar?<text:line-break/>- vad är det värsta som kan hända om koden inte fungerar som tänkt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När du ändrar i existerande kod</text:p>
          </draw:text-box>
        </draw:frame>
        <draw:frame presentation:style-name="pr4" draw:layer="layout" svg:width="25.199cm" svg:height="13.859cm" svg:x="1.4cm" svg:y="4.914cm" presentation:class="subtitle">
          <draw:text-box>
            <text:p>Anpassa dig efter mönstren i existerande kod</text:p>
            <text:p/>
            <text:p>Dina ändringar bör inte försämra kodkvaliteten överlag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När är kod "live"?</text:p>
          </draw:text-box>
        </draw:frame>
        <draw:frame presentation:style-name="pr4" draw:layer="layout" svg:width="25.199cm" svg:height="13.859cm" svg:x="1.4cm" svg:y="4.914cm" presentation:class="subtitle">
          <draw:text-box>
            <text:p>Så fort andra använder den.</text:p>
            <text:p/>
            <text:p>Varför är det dyrare / svårare att ändra på kod efter att den är live?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strain thyself</text:p>
          </draw:text-box>
        </draw:frame>
        <draw:frame presentation:style-name="pr4" draw:layer="layout" svg:width="25.199cm" svg:height="13.859cm" svg:x="1.4cm" svg:y="4.914cm" presentation:class="subtitle">
          <draw:text-box>
            <text:p>Det är bra att tänka framåt... men skriv inte kod som inte behövs.</text:p>
            <text:p/>
            <text:p>Vad är "utifall-att"-kod? Det är svårt att svara på!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subtitle">
          <draw:text-box>
            <text:p>2. Teori + praktik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tt skriva kod som andra också förstår</text:p>
          </draw:text-box>
        </draw:frame>
        <draw:frame presentation:style-name="pr4" draw:layer="layout" svg:width="25.199cm" svg:height="13.859cm" svg:x="1.4cm" svg:y="4.914cm" presentation:class="subtitle">
          <draw:text-box>
            <text:p text:style-name="P2"><text:tab/>- kod skrivs 1 gång men läses 10 ggr (*)</text:p>
            <text:p text:style-name="P2"><text:tab/>- vilken är din målpublik?</text:p>
            <text:p text:style-name="P2"><text:tab/>- vad kan du förvänta dig av dem?</text:p>
            <text:p/>
            <text:p>(*) 73% av all statistik är påhittad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inciper för koddesign</text:p>
          </draw:text-box>
        </draw:frame>
        <draw:frame presentation:style-name="pr4" draw:text-style-name="P2" draw:layer="layout" svg:width="25.199cm" svg:height="13.859cm" svg:x="1.4cm" svg:y="4.914cm" presentation:class="subtitle">
          <draw:text-box>
            <text:p text:style-name="P2">- Don't Repeat Yourself</text:p>
            <text:p text:style-name="P2">- Skriv kod som <text:span text:style-name="T1">inte kan</text:span> gå fel</text:p>
            <text:p text:style-name="P2">- Förenkla din minneshantering</text:p>
            <text:p text:style-name="P2">- Lös ägandeskapsfrågan</text:p>
            <text:p text:style-name="P2">- Använd ett lagom subset av språket</text:p>
            <text:p text:style-name="P2">- Portabel kod är bättre än oportabel (även om du inte ska porta)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okumentation?</text:p>
          </draw:text-box>
        </draw:frame>
        <draw:frame presentation:style-name="pr4" draw:layer="layout" svg:width="25.199cm" svg:height="13.859cm" svg:x="1.4cm" svg:y="4.914cm" presentation:class="subtitle">
          <draw:text-box>
            <text:p>Kan du göra koden uppenbar så behöver du inte dokumentera lika mycket</text:p>
            <text:p/>
            <text:p>Dokumentera syfte, inte implementation</text:p>
            <text:p/>
            <text:p>”självdokumenterande kod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odreviews</text:p>
          </draw:text-box>
        </draw:frame>
        <draw:frame presentation:style-name="pr4" draw:layer="layout" svg:width="25.199cm" svg:height="13.859cm" svg:x="1.4cm" svg:y="4.914cm" presentation:class="subtitle">
          <draw:text-box>
            <text:p>Förklara för en kompis vad din kod gör och hur den funkar.</text:p>
            <text:p/>
            <text:p>Ha en dialog.</text:p>
            <text:p/>
            <text:p>Du är inte färdig med koden innan din kompis också är nöjd med d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Är standardiserade containers bra?</text:p>
          </draw:text-box>
        </draw:frame>
        <draw:frame presentation:style-name="pr4" draw:layer="layout" svg:width="25.199cm" svg:height="13.859cm" svg:x="1.4cm" svg:y="4.914cm" presentation:class="subtitle">
          <draw:text-box>
            <text:p>… ja, vad tycker ni om dem i C++? i C#? i Java?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Är design patterns bra?</text:p>
          </draw:text-box>
        </draw:frame>
        <draw:frame presentation:style-name="pr4" draw:layer="layout" svg:width="25.199cm" svg:height="13.859cm" svg:x="1.4cm" svg:y="4.914cm" presentation:class="subtitle">
          <draw:text-box>
            <text:p>Observer, Visitor, Singleton, etc…<text:line-break/><text:line-break/>vilket syfte fyller de egentligen?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åt datorn hjälpa dig</text:p>
          </draw:text-box>
        </draw:frame>
        <draw:frame presentation:style-name="pr4" draw:text-style-name="P3" draw:layer="layout" svg:width="26.1cm" svg:height="13.859cm" svg:x="1.4cm" svg:y="4.914cm" presentation:class="subtitle" presentation:user-transformed="true">
          <draw:text-box>
            <text:p text:style-name="P3"><text:span text:style-name="T2">Programmerare + kompilator: enhetstester</text:span></text:p>
            <text:p text:style-name="P3"><text:span text:style-name="T2">Kompilator: bygg med så mycket varningar på som möjligt</text:span></text:p>
            <text:p text:style-name="P3"><text:span text:style-name="T2">Kompilator: bygg med flera olika kompilatorer</text:span></text:p>
            <text:p text:style-name="P3"><text:span text:style-name="T2">Byggsystem: automatiska byggen (Continuous integration)</text:span></text:p>
            <text:p text:style-name="P3"><text:span text:style-name="T2">Byggsystem: smoketest, soaktest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grammering för inbyggda system</text:p>
          </draw:text-box>
        </draw:frame>
        <draw:frame presentation:style-name="pr4" draw:text-style-name="P2" draw:layer="layout" svg:width="26cm" svg:height="13.859cm" svg:x="1cm" svg:y="4.914cm" presentation:class="subtitle" presentation:user-transformed="true">
          <draw:text-box>
            <text:p text:style-name="P2">Koden måste anpassa sig efter hårdvaran.</text:p>
            <text:p text:style-name="P2">Du har ingen swapfil... slut på minne =&gt; game over</text:p>
            <text:p text:style-name="P2">Du kan inte byta till en maskin med mer minne.</text:p>
            <text:p text:style-name="P2">Du kan inte byta till en maskin med snabbare CPU.</text:p>
            <text:p text:style-name="P2">Kompilatorn är gammal. Eller ny.</text:p>
            <text:p text:style-name="P2">Debuggern funkar ... ibland.</text:p>
            <text:p text:style-name="P2"/>
            <text:p text:style-name="P2"><text:tab/><text:tab/><text:tab/><text:tab/><text:tab/>Men det är ganska kul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subtitle">
          <draw:text-box>
            <text:p>3. Oklart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Tack!</text:p>
          </draw:text-box>
        </draw:frame>
        <draw:frame presentation:style-name="pr4" draw:layer="layout" svg:width="25.199cm" svg:height="13.859cm" svg:x="1.4cm" svg:y="4.914cm" presentation:class="subtitle">
          <draw:text-box>
            <text:p><text:a xlink:href="mailto:mikael@kalms.org">mikael@kalms.org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26T16:36:29.88</meta:creation-date>
    <meta:editing-duration>PT1H54S</meta:editing-duration>
    <meta:editing-cycles>11</meta:editing-cycles>
    <dc:date>2011-05-26T17:37:21.12</dc:date>
    <meta:generator>LibreOffice/3.3$Win32 LibreOffice_project/330m18$Build-4</meta:generator>
    <meta:document-statistic meta:object-count="97"/>
  </office:meta>
</office:document-meta>
</file>